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e0db" officeooo:paragraph-rsid="0005e0db"/>
    </style:style>
    <style:style style:name="P2" style:family="paragraph" style:parent-style-name="Heading_20_1">
      <style:text-properties officeooo:rsid="0005e0db" officeooo:paragraph-rsid="0005e0db"/>
    </style:style>
    <style:style style:name="P3" style:family="paragraph" style:parent-style-name="Text_20_body">
      <style:text-properties officeooo:rsid="0005e0db" officeooo:paragraph-rsid="0005e0db"/>
    </style:style>
    <style:style style:name="P4" style:family="paragraph" style:parent-style-name="Text_20_body">
      <style:text-properties officeooo:paragraph-rsid="0005e0db"/>
    </style:style>
    <style:style style:name="P5" style:family="paragraph" style:parent-style-name="Text_20_body">
      <style:text-properties officeooo:rsid="0005e0db" officeooo:paragraph-rsid="00073904"/>
    </style:style>
    <style:style style:name="P6" style:family="paragraph" style:parent-style-name="Text_20_body">
      <style:text-properties officeooo:rsid="00073904" officeooo:paragraph-rsid="00073904"/>
    </style:style>
    <style:style style:name="P7" style:family="paragraph" style:parent-style-name="Text_20_body">
      <style:text-properties officeooo:rsid="0008ed82" officeooo:paragraph-rsid="0008ed82"/>
    </style:style>
    <style:style style:name="P8" style:family="paragraph" style:parent-style-name="Text_20_body">
      <style:text-properties officeooo:rsid="000903c4" officeooo:paragraph-rsid="000903c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3904"/>
    </style:style>
    <style:style style:name="T3" style:family="text">
      <style:text-properties fo:font-weight="bold" officeooo:rsid="00073904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v Document</text:p>
      <text:p text:style-name="P1"/>
      <text:h text:style-name="P2" text:outline-level="1">Functional &amp; Non-Functional</text:h>
      <text:p text:style-name="P3">A straight copy and paste from proposal</text:p>
      <text:p text:style-name="P4"/>
      <text:h text:style-name="P2" text:outline-level="1">version split</text:h>
      <text:p text:style-name="P3">Have a decision and what is going to be build and why we are doing it</text:p>
      <text:p text:style-name="P3"/>
      <text:p text:style-name="P3">V1- Data Base since we got nothing without it(spine, backbone),User Registration <text:span text:style-name="T1">CORE STUFF</text:span></text:p>
      <text:p text:style-name="P3">V2-Login, booking, cancelling <text:span text:style-name="T1">MUST DO</text:span></text:p>
      <text:p text:style-name="P5">V3-<text:span text:style-name="T2">branding, nice CSS, audit, staff system <text:s/></text:span><text:span text:style-name="T3">NICE TO HAVE</text:span></text:p>
      <text:p text:style-name="P6">V3+ If I want to do more and have time</text:p>
      <text:p text:style-name="P6"/>
      <text:h text:style-name="Heading_20_1" text:outline-level="1">Limitations</text:h>
      <text:p text:style-name="P6">DB -Environment Variable</text:p>
      <text:p text:style-name="P6"/>
      <text:p text:style-name="P7">Limitation ¬&gt; Alternates</text:p>
      <text:p text:style-name="P7"/>
      <text:h text:style-name="Heading_20_1" text:outline-level="1">V1</text:h>
      <text:p text:style-name="P8">What do you plan to make?? </text:p>
      <text:p text:style-name="P8"/>
      <text:p text:style-name="P8">Document &amp; Describe what you make?</text:p>
      <text:p text:style-name="P8"/>
      <text:p text:style-name="P8">What changed and why it changed?</text:p>
      <text:p text:style-name="P8"/>
      <text:p text:style-name="P8">Evaluate</text:p>
      <text:p text:style-name="P8"/>
      <text:p text:style-name="P8">What will change in the next version </text:p>
      <text:h text:style-name="Heading_20_1" text:outline-level="1"><text:soft-page-break/>V2+</text:h>
      <text:p text:style-name="P8">What do you plan to make, but what have changed</text:p>
      <text:p text:style-name="P8"/>
      <text:p text:style-name="P8">Document &amp; Describe what you make?</text:p>
      <text:p text:style-name="P8"/>
      <text:p text:style-name="P8">What changed and why it changed?</text:p>
      <text:p text:style-name="P8"/>
      <text:p text:style-name="P8">Evaluate</text:p>
      <text:p text:style-name="P8"/>
      <text:p text:style-name="P8">What will change in the next version 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13:06:43.937948600</meta:creation-date>
    <dc:date>2025-11-04T13:43:46.677387700</dc:date>
    <meta:editing-duration>PT16M25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2" meta:paragraph-count="24" meta:word-count="132" meta:character-count="742" meta:non-whitespace-character-count="630"/>
  </office:meta>
</office:document-meta>
</file>